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1.27cm" fo:margin-right="0cm" fo:text-indent="0cm" style:auto-text-indent="false"/>
    </style:style>
    <style:style style:name="P2" style:family="paragraph" style:parent-style-name="Standard">
      <style:paragraph-properties fo:margin-left="1.27cm" fo:margin-right="0cm" fo:text-indent="0cm" style:auto-text-indent="false"/>
      <style:text-properties fo:font-style="italic" style:font-style-asian="italic"/>
    </style:style>
    <style:style style:name="P3" style:family="paragraph" style:parent-style-name="Standard">
      <style:paragraph-properties fo:margin-left="1.27cm" fo:margin-right="0cm" fo:text-indent="0cm" style:auto-text-indent="false"/>
      <style:text-properties fo:color="#000000"/>
    </style:style>
    <style:style style:name="P4" style:family="paragraph" style:parent-style-name="Standard">
      <style:paragraph-properties fo:margin-left="1.27cm" fo:margin-right="0cm" fo:text-indent="0cm" style:auto-text-indent="false"/>
      <style:text-properties fo:color="#000000" fo:font-style="normal"/>
    </style:style>
    <style:style style:name="P5" style:family="paragraph" style:parent-style-name="Standard">
      <style:paragraph-properties fo:margin-left="1.27cm" fo:margin-right="0cm" fo:text-indent="0cm" style:auto-text-indent="false"/>
      <style:text-properties fo:color="#000000" fo:font-style="normal" fo:font-weight="normal"/>
    </style:style>
    <style:style style:name="P6" style:family="paragraph" style:parent-style-name="List_20_Number_20_2">
      <style:paragraph-properties fo:margin-left="1.27cm" fo:margin-right="0cm" fo:text-indent="0cm" style:auto-text-indent="false"/>
    </style:style>
    <style:style style:name="P7" style:family="paragraph" style:parent-style-name="List_20_Number_20_2">
      <style:paragraph-properties fo:margin-left="1.27cm" fo:margin-right="0cm" fo:text-indent="0cm" style:auto-text-indent="false"/>
      <style:text-properties fo:font-style="italic" style:font-style-asian="italic"/>
    </style:style>
    <style:style style:name="P8" style:family="paragraph" style:parent-style-name="List_20_Number">
      <style:paragraph-properties fo:margin-left="1.27cm" fo:margin-right="0cm" fo:text-indent="0cm" style:auto-text-indent="false"/>
    </style:style>
    <style:style style:name="P9" style:family="paragraph" style:parent-style-name="List">
      <style:paragraph-properties fo:margin-left="1.27cm" fo:margin-right="0cm" fo:text-indent="0cm" style:auto-text-indent="false"/>
      <style:text-properties fo:font-style="italic" style:font-style-asian="italic"/>
    </style:style>
    <style:style style:name="P10" style:family="paragraph" style:parent-style-name="Text_20_body">
      <style:paragraph-properties fo:margin-left="1.27cm" fo:margin-right="0cm" fo:margin-top="0cm" fo:margin-bottom="0cm" fo:text-indent="0cm" style:auto-text-indent="false"/>
    </style:style>
    <style:style style:name="P11" style:family="paragraph" style:parent-style-name="List_20_Number">
      <style:paragraph-properties fo:margin-left="0cm" fo:margin-right="0cm" fo:text-indent="0cm" style:auto-text-indent="false"/>
    </style:style>
    <style:style style:name="P12" style:family="paragraph" style:parent-style-name="Body_20_Text_20_Indent_20_2">
      <style:paragraph-properties fo:margin-left="0cm" fo:margin-right="0cm" fo:line-height="100%" fo:text-indent="0cm" style:auto-text-indent="false"/>
    </style:style>
    <style:style style:name="P13" style:family="paragraph" style:parent-style-name="Body_20_Text_20_Indent_20_2">
      <style:paragraph-properties fo:margin-left="0cm" fo:margin-right="0cm" fo:line-height="100%" fo:text-indent="0cm" style:auto-text-indent="false"/>
      <style:text-properties fo:color="#000000"/>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style:text-properties fo:color="#ff0000"/>
    </style:style>
    <style:style style:name="P16"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7" style:family="paragraph" style:parent-style-name="Text_20_body">
      <style:paragraph-properties fo:margin-left="0cm" fo:margin-right="0cm" fo:text-indent="0cm" style:auto-text-indent="false"/>
      <style:text-properties fo:font-style="italic" style:font-style-asian="italic" style:font-style-complex="italic"/>
    </style:style>
    <style:style style:name="P18" style:family="paragraph" style:parent-style-name="Text_20_body">
      <style:paragraph-properties fo:margin-left="0cm" fo:margin-right="0cm" fo:margin-top="0cm" fo:margin-bottom="0cm" fo:text-indent="0cm" style:auto-text-indent="false"/>
    </style:style>
    <style:style style:name="P19" style:family="paragraph" style:parent-style-name="Standard">
      <style:paragraph-properties fo:margin-left="0cm" fo:margin-right="0cm" fo:margin-top="0cm" fo:margin-bottom="0cm" fo:text-align="start" style:justify-single-word="false" fo:text-indent="0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Times New Roman" fo:font-size="12pt" style:font-size-asian="12pt" style:font-size-complex="12pt"/>
    </style:style>
    <style:style style:name="P20" style:family="paragraph" style:parent-style-name="Standard">
      <style:paragraph-properties fo:margin-left="0cm" fo:margin-right="0cm" fo:text-indent="0cm" style:auto-text-indent="false"/>
    </style:style>
    <style:style style:name="P21"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22" style:family="paragraph" style:parent-style-name="Standard">
      <style:paragraph-properties fo:margin-left="0cm" fo:margin-right="0cm" fo:margin-top="0cm" fo:margin-bottom="0.203cm" fo:text-indent="0cm" style:auto-text-indent="false"/>
      <style:text-properties fo:color="#000000"/>
    </style:style>
    <style:style style:name="P23" style:family="paragraph" style:parent-style-name="Body_20_Text_20_First_20_Indent">
      <style:paragraph-properties fo:margin-left="0cm" fo:margin-right="0cm" fo:margin-top="0cm" fo:margin-bottom="0.203cm" fo:text-indent="0cm" style:auto-text-indent="false"/>
      <style:text-properties fo:color="#000000"/>
    </style:style>
    <style:style style:name="P24" style:family="paragraph" style:parent-style-name="Code">
      <style:paragraph-properties fo:margin-left="0cm" fo:margin-right="0cm" fo:text-indent="0cm" style:auto-text-indent="false"/>
      <style:text-properties style:font-name="Times New Roman" fo:font-size="12pt" style:font-size-asian="12pt" style:font-size-complex="12pt"/>
    </style:style>
    <style:style style:name="P25" style:family="paragraph" style:parent-style-name="List_20_Number">
      <style:paragraph-properties fo:margin-left="2.54cm" fo:margin-right="0cm" fo:text-indent="0cm" style:auto-text-indent="false"/>
    </style:style>
    <style:style style:name="P26" style:family="paragraph" style:parent-style-name="List_20_Number">
      <style:paragraph-properties fo:margin-left="2.54cm" fo:margin-right="0cm" fo:text-indent="0cm" style:auto-text-indent="false"/>
      <style:text-properties fo:font-style="italic" style:font-style-asian="italic"/>
    </style:style>
    <style:style style:name="P27" style:family="paragraph" style:parent-style-name="List_20_Number">
      <style:paragraph-properties fo:margin-left="2.54cm" fo:margin-right="0cm" fo:text-indent="0cm" style:auto-text-indent="false"/>
      <style:text-properties fo:color="#000000" fo:font-style="italic" style:font-style-asian="italic"/>
    </style:style>
    <style:style style:name="P28"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9" style:family="paragraph" style:parent-style-name="Standard">
      <style:paragraph-properties style:text-autospace="none"/>
    </style:style>
    <style:style style:name="P30" style:family="paragraph" style:parent-style-name="Standard">
      <style:text-properties style:font-weight-complex="bold"/>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fo:color="#ff0000"/>
    </style:style>
    <style:style style:name="P33" style:family="paragraph" style:parent-style-name="Standard">
      <style:text-properties fo:color="#ff0000" fo:font-weight="normal" style:font-weight-asian="normal" style:font-weight-complex="normal"/>
    </style:style>
    <style:style style:name="P34" style:family="paragraph" style:parent-style-name="Standard">
      <style:text-properties fo:color="#000000"/>
    </style:style>
    <style:style style:name="P35" style:family="paragraph" style:parent-style-name="Standard">
      <style:paragraph-properties style:text-autospace="none"/>
      <style:text-properties fo:color="#000000" style:font-name="Tms Rmn" fo:font-style="normal" fo:font-weight="normal"/>
    </style:style>
    <style:style style:name="P36" style:family="paragraph" style:parent-style-name="Standard">
      <style:text-properties fo:color="#000000" fo:font-weight="bold" style:font-weight-asian="bold" style:font-weight-complex="bold"/>
    </style:style>
    <style:style style:name="P37" style:family="paragraph" style:parent-style-name="Standard">
      <style:text-properties fo:color="#000000" fo:font-weight="normal" style:font-weight-asian="normal" style:font-weight-complex="normal"/>
    </style:style>
    <style:style style:name="P38" style:family="paragraph" style:parent-style-name="Standard">
      <style:text-properties fo:color="#800000"/>
    </style:style>
    <style:style style:name="P39" style:family="paragraph" style:parent-style-name="Standard">
      <style:text-properties fo:font-weight="normal" style:font-weight-asian="normal" style:font-weight-complex="normal"/>
    </style:style>
    <style:style style:name="P40"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41" style:family="paragraph" style:parent-style-name="List_20_Number">
      <style:paragraph-properties fo:margin-left="0.635cm" fo:margin-right="0cm" fo:text-indent="0cm" style:auto-text-indent="false"/>
    </style:style>
    <style:style style:name="P42" style:family="paragraph" style:parent-style-name="List_20_Number">
      <style:paragraph-properties fo:margin-left="0.635cm" fo:margin-right="0cm" fo:text-indent="0cm" style:auto-text-indent="false"/>
      <style:text-properties style:font-name="Tms Rmn"/>
    </style:style>
    <style:style style:name="P43" style:family="paragraph" style:parent-style-name="Text_20_body">
      <style:paragraph-properties fo:margin-left="0.635cm" fo:margin-right="0cm" fo:text-indent="0cm" style:auto-text-indent="false"/>
      <style:text-properties fo:color="#000000"/>
    </style:style>
    <style:style style:name="P44" style:family="paragraph" style:parent-style-name="Text_20_body">
      <style:text-properties fo:color="#000000"/>
    </style:style>
    <style:style style:name="P45" style:family="paragraph" style:parent-style-name="Text_20_body">
      <style:text-properties fo:color="#000000" fo:font-style="normal" fo:font-weight="normal"/>
    </style:style>
    <style:style style:name="P46" style:family="paragraph" style:parent-style-name="Text_20_body">
      <style:text-properties fo:color="#000000" style:font-name="Times New Roman" fo:font-size="12pt" style:font-size-asian="12pt" style:font-size-complex="12pt"/>
    </style:style>
    <style:style style:name="P47" style:family="paragraph" style:parent-style-name="Text_20_body">
      <style:text-properties fo:color="#ff0000" fo:font-weight="bold" style:font-weight-asian="bold" style:font-weight-complex="bold"/>
    </style:style>
    <style:style style:name="P48" style:family="paragraph" style:parent-style-name="Body_20_Text_20_First_20_Indent">
      <style:paragraph-properties fo:text-align="center" style:justify-single-word="false"/>
    </style:style>
    <style:style style:name="P49" style:family="paragraph" style:parent-style-name="Heading_20_1">
      <style:text-properties fo:color="#000000" fo:font-weight="bold" style:font-weight-asian="bold" style:font-weight-complex="bold"/>
    </style:style>
    <style:style style:name="P50" style:family="paragraph" style:parent-style-name="Heading_20_1">
      <style:text-properties style:font-name="Times New Roman"/>
    </style:style>
    <style:style style:name="P51" style:family="paragraph" style:parent-style-name="Heading_20_2">
      <style:text-properties fo:color="#000000"/>
    </style:style>
    <style:style style:name="P52" style:family="paragraph" style:parent-style-name="Heading_20_2">
      <style:text-properties fo:color="#000000" fo:font-weight="bold" style:font-weight-asian="bold" style:font-weight-complex="bold"/>
    </style:style>
    <style:style style:name="P53" style:family="paragraph" style:parent-style-name="Heading_20_2">
      <style:text-properties fo:font-weight="bold" style:font-weight-asian="bold" style:font-weight-complex="bold"/>
    </style:style>
    <style:style style:name="P54" style:family="paragraph" style:parent-style-name="List_20_Number">
      <style:paragraph-properties fo:margin-left="1.27cm" fo:margin-right="0cm" fo:text-indent="0.635cm" style:auto-text-indent="false"/>
    </style:style>
    <style:style style:name="P55" style:family="paragraph" style:parent-style-name="List_20_Number">
      <style:paragraph-properties fo:margin-left="1.27cm" fo:margin-right="0cm" fo:text-indent="0.635cm" style:auto-text-indent="false"/>
      <style:text-properties style:font-name="Tms Rmn"/>
    </style:style>
    <style:style style:name="P56" style:family="paragraph" style:parent-style-name="List_20_Number">
      <style:paragraph-properties fo:margin-left="0.635cm" fo:margin-right="0cm" fo:text-indent="-0.635cm" style:auto-text-indent="false"/>
    </style:style>
    <style:style style:name="P57" style:family="paragraph" style:parent-style-name="List_20_Number">
      <style:text-properties fo:font-weight="bold" style:font-weight-asian="bold" style:font-weight-complex="bold"/>
    </style:style>
    <style:style style:name="P58" style:family="paragraph" style:parent-style-name="Standard">
      <style:paragraph-properties fo:margin-left="-1.27cm" fo:margin-right="0cm" fo:text-indent="0cm" style:auto-text-indent="false"/>
    </style:style>
    <style:style style:name="P59" style:family="paragraph" style:parent-style-name="Standard">
      <style:paragraph-properties fo:margin-top="0cm" fo:margin-bottom="0.203cm"/>
    </style:style>
    <style:style style:name="P60" style:family="paragraph" style:parent-style-name="Standard">
      <style:paragraph-properties fo:margin-top="0cm" fo:margin-bottom="0.203cm"/>
      <style:text-properties fo:color="#000000"/>
    </style:style>
    <style:style style:name="P61" style:family="paragraph" style:parent-style-name="Standard">
      <style:paragraph-properties fo:margin-top="0cm" fo:margin-bottom="0.203cm"/>
      <style:text-properties fo:color="#000000" fo:font-style="normal" style:font-style-asian="normal" style:font-style-complex="normal"/>
    </style:style>
    <style:style style:name="P62" style:family="paragraph" style:parent-style-name="Standard">
      <style:paragraph-properties fo:margin-top="0cm" fo:margin-bottom="0.203cm"/>
      <style:text-properties fo:color="#000000" fo:font-style="normal" style:font-style-asian="italic" style:font-style-complex="italic"/>
    </style:style>
    <style:style style:name="P63" style:family="paragraph" style:parent-style-name="Standard">
      <style:paragraph-properties fo:margin-top="0cm" fo:margin-bottom="0.203cm"/>
      <style:text-properties fo:color="#000000" fo:font-style="italic" style:font-style-asian="italic" style:font-style-complex="italic"/>
    </style:style>
    <style:style style:name="P64" style:family="paragraph" style:parent-style-name="Standard">
      <style:paragraph-properties fo:margin-top="0cm" fo:margin-bottom="0.203cm"/>
      <style:text-properties style:font-name="Times New Roman" fo:font-size="12pt" style:font-size-asian="12pt" style:font-size-complex="12pt"/>
    </style:style>
    <style:style style:name="P65" style:family="paragraph" style:parent-style-name="Text_20_body">
      <style:paragraph-properties fo:margin-top="0cm" fo:margin-bottom="0.203cm"/>
    </style:style>
    <style:style style:name="P66" style:family="paragraph" style:parent-style-name="Text_20_body">
      <style:paragraph-properties fo:margin-top="0cm" fo:margin-bottom="0.203cm"/>
      <style:text-properties fo:color="#000000" fo:font-style="normal" style:font-style-asian="italic" style:font-style-complex="italic"/>
    </style:style>
    <style:style style:name="P67" style:family="paragraph" style:parent-style-name="Code_20_Indented">
      <style:paragraph-properties fo:margin-top="0cm" fo:margin-bottom="0.203cm"/>
      <style:text-properties style:font-name="Times New Roman" fo:font-size="12pt" fo:font-style="italic" style:font-size-asian="12pt" style:font-style-asian="italic" style:font-size-complex="12pt" style:font-style-complex="italic"/>
    </style:style>
    <style:style style:name="P68" style:family="paragraph" style:parent-style-name="Heading_20_2">
      <style:paragraph-properties fo:margin-top="0cm" fo:margin-bottom="0.203cm"/>
      <style:text-properties fo:color="#000000" fo:font-style="italic" style:font-style-asian="italic" style:font-style-complex="italic"/>
    </style:style>
    <style:style style:name="P69" style:family="paragraph" style:parent-style-name="Text_20_body_20_indent">
      <style:text-properties fo:font-style="italic" style:font-style-asian="italic" style:font-style-complex="italic"/>
    </style:style>
    <style:style style:name="P70" style:family="paragraph" style:parent-style-name="Heading_20_3">
      <style:text-properties fo:color="#000000" style:font-name="Times New Roman1" fo:font-size="12pt" fo:font-weight="normal"/>
    </style:style>
    <style:style style:name="P71" style:family="paragraph" style:parent-style-name="Text_20_body">
      <style:paragraph-properties fo:margin-left="-0.503cm" fo:margin-right="0cm" fo:margin-top="0cm" fo:margin-bottom="0.203cm" fo:text-indent="0cm" style:auto-text-indent="false"/>
      <style:text-properties fo:color="#000000" fo:font-style="normal" style:font-style-asian="italic" style:font-style-complex="italic"/>
    </style:style>
    <style:style style:name="P72" style:family="paragraph" style:parent-style-name="Code">
      <style:text-properties style:font-name="Times New Roman" fo:font-size="12pt" style:font-size-asian="12pt" style:font-size-complex="12pt"/>
    </style:style>
    <style:style style:name="P73" style:family="paragraph" style:parent-style-name="Code">
      <style:paragraph-properties fo:margin-left="1.27cm" fo:margin-right="0cm" fo:text-indent="-0.559cm" style:auto-text-indent="false"/>
      <style:text-properties fo:font-style="italic" style:font-style-asian="italic" style:font-style-complex="italic"/>
    </style:style>
    <style:style style:name="P74" style:family="paragraph" style:parent-style-name="Code">
      <style:paragraph-properties fo:margin-left="1.27cm" fo:margin-right="0cm" fo:text-indent="-0.559cm" style:auto-text-indent="false"/>
      <style:text-properties style:font-name="Times New Roman" fo:font-size="12pt" style:font-size-asian="12pt" style:font-size-complex="12pt"/>
    </style:style>
    <style:style style:name="P75" style:family="paragraph" style:parent-style-name="Contents_20_2">
      <style:paragraph-properties>
        <style:tab-stops>
          <style:tab-stop style:position="14.034cm" style:type="right" style:leader-style="dotted" style:leader-text="."/>
        </style:tab-stops>
      </style:paragraph-properties>
    </style:style>
    <style:style style:name="P76" style:family="paragraph" style:parent-style-name="Contents_20_3">
      <style:paragraph-properties>
        <style:tab-stops>
          <style:tab-stop style:position="13.61cm" style:type="right" style:leader-style="dotted" style:leader-text="."/>
        </style:tab-stops>
      </style:paragraph-properties>
    </style:style>
    <style:style style:name="P77"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78" style:family="paragraph" style:parent-style-name="Standard">
      <style:paragraph-properties fo:margin-left="-0.056cm" fo:margin-right="0cm" fo:text-indent="0cm" style:auto-text-indent="false"/>
      <style:text-properties fo:color="#000000" style:font-name="Arial" fo:font-style="normal" style:font-style-asian="normal" style:font-style-complex="normal"/>
    </style:style>
    <style:style style:name="P79" style:family="paragraph" style:parent-style-name="Standard">
      <style:paragraph-properties fo:margin-left="-0.056cm" fo:margin-right="0cm" fo:text-indent="0cm" style:auto-text-indent="false"/>
      <style:text-properties fo:color="#000000" style:font-name="Arial" fo:font-style="italic" style:font-style-asian="italic" style:font-style-complex="italic"/>
    </style:style>
    <style:style style:name="P80" style:family="paragraph" style:parent-style-name="Standard">
      <style:paragraph-properties fo:margin-left="-0.056cm" fo:margin-right="0cm" fo:text-indent="0cm" style:auto-text-indent="false"/>
      <style:text-properties fo:color="#000000" style:font-name="Arial" fo:font-weight="normal" style:font-weight-asian="normal" style:font-weight-complex="normal"/>
    </style:style>
    <style:style style:name="P81" style:family="paragraph" style:parent-style-name="Heading_20_2">
      <style:paragraph-properties fo:margin-left="-0.056cm" fo:margin-right="0cm" fo:text-indent="0cm" style:auto-text-indent="false"/>
      <style:text-properties fo:color="#000000" style:font-name="Arial" fo:font-style="italic" style:font-style-asian="italic" style:font-style-complex="italic"/>
    </style:style>
    <style:style style:name="P82" style:family="paragraph" style:parent-style-name="List_20_Bullet"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83" style:family="paragraph" style:parent-style-name="Body_20_Text_20_First_20_Indent" style:master-page-name="Standard">
      <style:paragraph-properties fo:margin-left="-5.08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84" style:family="paragraph" style:parent-style-name="List_20_Number">
      <style:text-properties fo:font-weight="bold" style:font-weight-asian="bold" style:font-weight-complex="bold"/>
    </style:style>
    <style:style style:name="P85" style:family="paragraph" style:parent-style-name="List_20_Number" style:list-style-name="WW8Num27">
      <style:paragraph-properties fo:margin-left="0.042cm" fo:margin-right="0cm" fo:text-indent="0cm" style:auto-text-indent="false"/>
    </style:style>
    <style:style style:name="P86" style:family="paragraph" style:parent-style-name="List_20_Number" style:list-style-name="WW8Num27">
      <style:paragraph-properties fo:margin-left="0cm" fo:margin-right="0cm" fo:text-indent="0cm" style:auto-text-indent="false"/>
    </style:style>
    <style:style style:name="P87" style:family="paragraph" style:parent-style-name="List_20_Number">
      <style:paragraph-properties fo:margin-left="0cm" fo:margin-right="0cm" fo:text-indent="0cm" style:auto-text-indent="false"/>
    </style:style>
    <style:style style:name="P88" style:family="paragraph" style:parent-style-name="List_20_Number">
      <style:paragraph-properties fo:margin-left="0cm" fo:margin-right="0cm" fo:text-indent="0cm" style:auto-text-indent="false"/>
      <style:text-properties fo:color="#000000"/>
    </style:style>
    <style:style style:name="P89" style:family="paragraph" style:parent-style-name="List_20_Number" style:list-style-name="WW8Num14">
      <style:paragraph-properties fo:margin-left="0cm" fo:margin-right="0cm" fo:text-indent="0cm" style:auto-text-indent="false"/>
      <style:text-properties fo:color="#000000"/>
    </style:style>
    <style:style style:name="P90" style:family="paragraph" style:parent-style-name="List_20_Number" style:list-style-name="WW8Num14">
      <style:paragraph-properties fo:margin-left="0cm" fo:margin-right="0cm" fo:text-indent="0cm" style:auto-text-indent="false"/>
    </style:style>
    <style:style style:name="P91" style:family="paragraph" style:parent-style-name="List_20_Number" style:list-style-name="WW8Num29">
      <style:paragraph-properties fo:margin-left="0cm" fo:margin-right="0cm" fo:text-indent="0cm" style:auto-text-indent="false"/>
    </style:style>
    <style:style style:name="P92" style:family="paragraph" style:parent-style-name="List_20_Number">
      <style:paragraph-properties fo:margin-left="1.27cm" fo:margin-right="0cm" fo:text-indent="0cm" style:auto-text-indent="false"/>
    </style:style>
    <style:style style:name="P93" style:family="paragraph" style:parent-style-name="List_20_Number" style:list-style-name="WW8Num28">
      <style:paragraph-properties fo:margin-left="-1.016cm" fo:margin-right="0cm" fo:text-indent="0cm" style:auto-text-indent="false">
        <style:tab-stops>
          <style:tab-stop style:position="2.921cm"/>
        </style:tab-stops>
      </style:paragraph-properties>
    </style:style>
    <style:style style:name="P94" style:family="paragraph" style:parent-style-name="List_20_Number" style:list-style-name="WW8Num28">
      <style:paragraph-properties fo:margin-left="-1.016cm" fo:margin-right="0cm" fo:text-indent="0cm" style:auto-text-indent="false">
        <style:tab-stops>
          <style:tab-stop style:position="2.921cm"/>
        </style:tab-stops>
      </style:paragraph-properties>
      <style:text-properties fo:font-weight="bold" style:font-weight-asian="bold" style:font-weight-complex="bold"/>
    </style:style>
    <style:style style:name="P95" style:family="paragraph" style:parent-style-name="List_20_Number">
      <style:paragraph-properties fo:margin-left="2.54cm" fo:margin-right="0cm" fo:text-indent="0cm" style:auto-text-indent="false">
        <style:tab-stops>
          <style:tab-stop style:position="2.921cm"/>
        </style:tab-stops>
      </style:paragraph-properties>
    </style:style>
    <style:style style:name="P96"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97"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98"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style:font-style-asian="normal" style:font-style-complex="normal"/>
    </style:style>
    <style:style style:name="P99" style:family="paragraph" style:parent-style-name="List" style:list-style-name="L9">
      <style:paragraph-properties fo:margin-left="0cm" fo:margin-right="0cm" fo:text-indent="0cm" style:auto-text-indent="false"/>
    </style:style>
    <style:style style:name="P100" style:family="paragraph" style:parent-style-name="List" style:list-style-name="L10">
      <style:paragraph-properties fo:margin-left="0cm" fo:margin-right="0cm" fo:text-indent="0cm" style:auto-text-indent="false"/>
      <style:text-properties fo:color="#000000"/>
    </style:style>
    <style:style style:name="P101" style:family="paragraph" style:parent-style-name="Standard" style:list-style-name="WW8Num17">
      <style:paragraph-properties style:text-autospace="none"/>
    </style:style>
    <style:style style:name="P102" style:family="paragraph" style:parent-style-name="Standard" style:list-style-name="WW8Num17">
      <style:text-properties fo:color="#000000"/>
    </style:style>
    <style:style style:name="P103" style:family="paragraph" style:parent-style-name="Standard" style:list-style-name="L7">
      <style:text-properties fo:color="#000000"/>
    </style:style>
    <style:style style:name="P104" style:family="paragraph" style:parent-style-name="Standard" style:list-style-name="L1"/>
    <style:style style:name="P105"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06" style:family="paragraph" style:parent-style-name="Standard" style:list-style-name="L2">
      <style:paragraph-properties fo:margin-left="0cm" fo:margin-right="0cm" fo:text-indent="0cm" style:auto-text-indent="false"/>
    </style:style>
    <style:style style:name="P107" style:family="paragraph" style:parent-style-name="Standard" style:list-style-name="L3">
      <style:paragraph-properties fo:margin-left="0cm" fo:margin-right="0cm" fo:text-indent="0cm" style:auto-text-indent="false"/>
    </style:style>
    <style:style style:name="P108" style:family="paragraph" style:parent-style-name="Standard" style:list-style-name="L4">
      <style:paragraph-properties fo:margin-left="0cm" fo:margin-right="0cm" fo:text-indent="0cm" style:auto-text-indent="false"/>
    </style:style>
    <style:style style:name="P109" style:family="paragraph" style:parent-style-name="Standard" style:list-style-name="L5">
      <style:paragraph-properties fo:margin-left="0cm" fo:margin-right="0cm" fo:text-indent="0cm" style:auto-text-indent="false"/>
    </style:style>
    <style:style style:name="P110" style:family="paragraph" style:parent-style-name="Standard" style:list-style-name="L6">
      <style:paragraph-properties fo:margin-left="0cm" fo:margin-right="0cm" fo:text-indent="0cm" style:auto-text-indent="false"/>
    </style:style>
    <style:style style:name="P111" style:family="paragraph" style:parent-style-name="Standard" style:list-style-name="WW8Num10">
      <style:paragraph-properties fo:margin-top="0cm" fo:margin-bottom="0cm"/>
      <style:text-properties fo:color="#000000"/>
    </style:style>
    <style:style style:name="P112" style:family="paragraph" style:parent-style-name="Standard" style:list-style-name="WW8Num15">
      <style:paragraph-properties fo:margin-top="0cm" fo:margin-bottom="0cm"/>
    </style:style>
    <style:style style:name="P113" style:family="paragraph" style:parent-style-name="Standard" style:list-style-name="WW8Num15">
      <style:paragraph-properties fo:margin-top="0.494cm" fo:margin-bottom="0cm"/>
    </style:style>
    <style:style style:name="P114" style:family="paragraph" style:parent-style-name="Standard" style:list-style-name="WW8Num15">
      <style:paragraph-properties fo:margin-top="0cm" fo:margin-bottom="0.494cm"/>
    </style:style>
    <style:style style:name="P115" style:family="paragraph" style:parent-style-name="Standard" style:list-style-name="L8">
      <style:paragraph-properties fo:margin-left="-1.27cm" fo:margin-right="0cm" fo:text-indent="0cm" style:auto-text-indent="false"/>
    </style:style>
    <style:style style:name="P116" style:family="paragraph" style:parent-style-name="Text_20_body" style:list-style-name="WW8Num19">
      <style:text-properties fo:color="#000000"/>
    </style:style>
    <style:style style:name="P117" style:family="paragraph" style:parent-style-name="Text_20_body" style:list-style-name="L11"/>
    <style:style style:name="P118" style:family="paragraph" style:parent-style-name="Text_20_body" style:list-style-name="WW8Num19">
      <style:paragraph-properties fo:margin-left="1.27cm" fo:margin-right="0cm" fo:text-indent="0cm" style:auto-text-indent="false"/>
      <style:text-properties fo:color="#000000"/>
    </style:style>
    <style:style style:name="P119" style:family="paragraph" style:parent-style-name="Text_20_body" style:list-style-name="WW8Num33">
      <style:paragraph-properties fo:margin-left="-3.81cm" fo:margin-right="0cm" fo:text-indent="0cm" style:auto-text-indent="false"/>
    </style:style>
    <style:style style:name="P120" style:family="paragraph" style:parent-style-name="Text_20_body" style:list-style-name="WW8Num33">
      <style:paragraph-properties fo:margin-left="-2.54cm" fo:margin-right="0cm" fo:text-indent="0cm" style:auto-text-indent="false"/>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style:font-name="Times New Roman" fo:font-size="12pt" fo:font-weight="normal" style:font-size-asian="12pt" style:font-weight-asian="normal" style:font-size-complex="12pt" style:font-weight-complex="normal"/>
    </style:style>
    <style:style style:name="T10" style:family="text">
      <style:text-properties fo:color="#0000ff" style:font-name="Helv" fo:font-size="10pt" style:font-size-asian="10pt" style:font-name-complex="Helv" style:font-size-complex="10pt"/>
    </style:style>
    <style:style style:name="T11" style:family="text">
      <style:text-properties fo:color="#000000"/>
    </style:style>
    <style:style style:name="T12" style:family="text">
      <style:text-properties fo:color="#000000" style:font-name="Helv" fo:font-size="10pt" style:font-size-asian="10pt" style:font-name-complex="Helv" style:font-size-complex="10pt"/>
    </style:style>
    <style:style style:name="T13" style:family="text">
      <style:text-properties fo:color="#000000" style:font-name-complex="Helv"/>
    </style:style>
    <style:style style:name="T14" style:family="text">
      <style:text-properties fo:color="#000000" fo:font-style="italic" style:font-style-asian="italic" style:font-style-complex="italic"/>
    </style:style>
    <style:style style:name="T15" style:family="text">
      <style:text-properties fo:color="#000000" fo:font-style="italic" fo:font-weight="bold" style:font-style-asian="italic" style:font-weight-asian="bold" style:font-style-complex="italic" style:font-weight-complex="bold"/>
    </style:style>
    <style:style style:name="T16" style:family="text">
      <style:text-properties fo:color="#000000" fo:font-weight="bold" style:font-weight-asian="bold" style:font-weight-complex="bold"/>
    </style:style>
    <style:style style:name="T17" style:family="text">
      <style:text-properties fo:color="#000000" style:font-name="Times New Roman" fo:font-size="16pt" fo:font-weight="bold" style:font-size-asian="16pt" style:font-weight-asian="bold" style:font-size-complex="16pt" style:font-weight-complex="bold"/>
    </style:style>
    <style:style style:name="T18" style:family="text">
      <style:text-properties fo:color="#000000" fo:font-style="normal" style:font-style-asian="normal" style:font-style-complex="normal"/>
    </style:style>
    <style:style style:name="T19" style:family="text">
      <style:text-properties fo:color="#000000" style:text-underline-style="none"/>
    </style:style>
    <style:style style:name="T20" style:family="text">
      <style:text-properties fo:color="#000000" style:text-underline-style="none" fo:font-weight="normal" style:font-weight-asian="normal" style:font-weight-complex="normal"/>
    </style:style>
    <style:style style:name="T21" style:family="text">
      <style:text-properties fo:color="#000000" style:font-name="Times" fo:font-size="12pt" fo:font-weight="normal" style:font-size-asian="12pt" style:font-weight-asian="normal" style:font-size-complex="12pt" style:font-weight-complex="normal"/>
    </style:style>
    <style:style style:name="T22" style:family="text">
      <style:text-properties style:font-weight-complex="bold"/>
    </style:style>
    <style:style style:name="T23" style:family="text">
      <style:text-properties fo:color="#2300dc" style:text-underline-style="none" fo:font-weight="normal" style:font-weight-asian="normal" style:font-weight-complex="normal"/>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style:font-name="Times" fo:font-size="12pt" fo:font-weight="normal" style:font-size-asian="12pt" style:font-weight-asian="normal" style:font-size-complex="12pt" style:font-weight-complex="normal"/>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Tms Rmn"/>
    </style:style>
    <style:style style:name="T30" style:family="text">
      <style:text-properties style:font-name="Times New Roman"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style:num-suffix="." style:num-format="1" text:start-value="2">
        <style:list-level-properties text:space-before="0.635cm" text:min-label-width="0.635cm"/>
      </text:list-level-style-number>
      <text:list-level-style-number text:level="2" style:num-suffix=")" style:num-format="1" text:start-value="2">
        <style:list-level-properties text:space-before="1.27cm" text:min-label-width="0.635cm"/>
      </text:list-level-style-number>
      <text:list-level-style-number text:level="3" style:num-suffix=")" style:num-format="1" text:start-value="2">
        <style:list-level-properties text:space-before="1.905cm" text:min-label-width="0.635cm"/>
      </text:list-level-style-number>
      <text:list-level-style-number text:level="4" style:num-suffix=")" style:num-format="1" text:start-value="2">
        <style:list-level-properties text:space-before="2.54cm" text:min-label-width="0.635cm"/>
      </text:list-level-style-number>
      <text:list-level-style-number text:level="5" style:num-suffix=")" style:num-format="1" text:start-value="2">
        <style:list-level-properties text:space-before="3.175cm" text:min-label-width="0.635cm"/>
      </text:list-level-style-number>
      <text:list-level-style-number text:level="6" style:num-suffix=")" style:num-format="1" text:start-value="2">
        <style:list-level-properties text:space-before="3.81cm" text:min-label-width="0.635cm"/>
      </text:list-level-style-number>
      <text:list-level-style-number text:level="7" style:num-suffix=")" style:num-format="1" text:start-value="2">
        <style:list-level-properties text:space-before="4.445cm" text:min-label-width="0.635cm"/>
      </text:list-level-style-number>
      <text:list-level-style-number text:level="8" style:num-suffix=")" style:num-format="1" text:start-value="2">
        <style:list-level-properties text:space-before="5.08cm" text:min-label-width="0.635cm"/>
      </text:list-level-style-number>
      <text:list-level-style-number text:level="9" style:num-suffix=")" style:num-format="1" text:start-value="2">
        <style:list-level-properties text:space-before="5.715cm" text:min-label-width="0.635cm"/>
      </text:list-level-style-number>
      <text:list-level-style-number text:level="10" style:num-suffix=")" style:num-format="1" text:start-value="2">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tab/><text:tab/><text:tab/><text:tab/>XCAT 2 on AIX</text:p>
      <text:p text:style-name="P21">Overview</text:p>
      <text:p text:style-name="P48">3/26/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77"><text:a xlink:type="simple" xlink:href="#1.Release Description|outline">1.0 Release Description<text:tab/>1</text:a></text:p>
          <text:p text:style-name="P76"><text:a xlink:type="simple" xlink:href="#1.1.1.xCAT for AIX Support Summary|outline">1.1.1 xCAT for AIX Support Summary<text:tab/>2</text:a></text:p>
          <text:p text:style-name="P76"><text:a xlink:type="simple" xlink:href="#1.1.2.Licensing|outline">1.1.2 Licensing<text:tab/>2</text:a></text:p>
          <text:p text:style-name="P77"><text:a xlink:type="simple" xlink:href="#2. Overview of xCAT support for AIX |outline">2.0 <text:s/>Overview of xCAT support for AIX <text:tab/>3</text:a></text:p>
          <text:p text:style-name="P75"><text:a xlink:type="simple" xlink:href="#2.1.xCAT  Commands|outline">2.1 xCAT <text:s/>Commands<text:tab/>3</text:a></text:p>
          <text:p text:style-name="P75"><text:a xlink:type="simple" xlink:href="#2.2.Database tables|outline">2.2 Database tables<text:tab/>3</text:a></text:p>
          <text:p text:style-name="P75"><text:a xlink:type="simple" xlink:href="#2.3.Object definitions|outline">2.3 Object definitions<text:tab/>3</text:a></text:p>
          <text:p text:style-name="P75"><text:a xlink:type="simple" xlink:href="#2.4.Syslog setup|outline">2.4 Syslog setup<text:tab/>4</text:a></text:p>
          <text:p text:style-name="P75"><text:a xlink:type="simple" xlink:href="#2.5.DNS setup|outline">2.5 DNS setup<text:tab/>5</text:a></text:p>
          <text:p text:style-name="P75"><text:a xlink:type="simple" xlink:href="#2.6.Remote shell setup|outline">2.6 Remote shell setup<text:tab/>5</text:a></text:p>
          <text:p text:style-name="P76"><text:a xlink:type="simple" xlink:href="#2.6.1.Setting up OpenSSH |outline">2.6.1 Setting up OpenSSH <text:tab/>5</text:a></text:p>
          <text:p text:style-name="P75"><text:a xlink:type="simple" xlink:href="#2.7. NTP setup|outline">2.7 <text:s/>NTP setup<text:tab/>6</text:a></text:p>
          <text:p text:style-name="P75"><text:a xlink:type="simple" xlink:href="#2.8.Inventory|outline">2.8 Inventory<text:tab/>7</text:a></text:p>
          <text:p text:style-name="P75"><text:a xlink:type="simple" xlink:href="#2.9.Parallel Commands|outline">2.9 Parallel Commands<text:tab/>7</text:a></text:p>
          <text:p text:style-name="P75"><text:a xlink:type="simple" xlink:href="#2.10. Customization script support|outline">2.10 <text:s/>Customization script support<text:tab/>7</text:a></text:p>
          <text:p text:style-name="P75"><text:a xlink:type="simple" xlink:href="#2.11.Operating system image management|outline">2.11 Operating system image management<text:tab/>8</text:a></text:p>
          <text:p text:style-name="P75"><text:a xlink:type="simple" xlink:href="#2.12.Hardware discovery|outline">2.12 Hardware discovery<text:tab/>8</text:a></text:p>
          <text:p text:style-name="P75"><text:a xlink:type="simple" xlink:href="#2.13.LPAR management|outline">2.13 LPAR management<text:tab/>9</text:a></text:p>
          <text:p text:style-name="P75"><text:a xlink:type="simple" xlink:href="#2.14.Hardware control |outline">2.14 Hardware control <text:tab/>9</text:a></text:p>
          <text:p text:style-name="P75"><text:a xlink:type="simple" xlink:href="#2.15.Remote console support|outline">2.15 Remote console support<text:tab/>9</text:a></text:p>
          <text:p text:style-name="P75"><text:a xlink:type="simple" xlink:href="#2.16. Using xCAT service nodes in AIX clusters |outline">2.16 <text:s/>Using xCAT service nodes in AIX clusters <text:tab/>10</text:a></text:p>
          <text:p text:style-name="P75"><text:a xlink:type="simple" xlink:href="#2.17.xCAT Notification and Monitoring Plug-in Infrastructure|outline">2.17 xCAT Notification and Monitoring Plug-in Infrastructure<text:tab/>10</text:a></text:p>
          <text:p text:style-name="P77"><text:a xlink:type="simple" xlink:href="#3. Installing xCAT and prerequisite Software|outline">3.0 <text:s/>Installing xCAT and prerequisite Software<text:tab/>10</text:a></text:p>
          <text:p text:style-name="P77"><text:a xlink:type="simple" xlink:href="#4. xCAT on AIX documentation|outline">4.0 <text:s/>xCAT on AIX documentation<text:tab/>13</text:a></text:p>
          <text:p text:style-name="P75"><text:a xlink:type="simple" xlink:href="#4.1.Installing AIX standalone nodes (using standard NIM rte method)|outline">4.1 Installing AIX standalone nodes (using standard NIM rte method)<text:tab/>13</text:a></text:p>
          <text:p text:style-name="P75"><text:a xlink:type="simple" xlink:href="#4.2.Booting AIX diskless nodes|outline">4.2 Booting AIX diskless nodes<text:tab/>13</text:a></text:p>
          <text:p text:style-name="P75"><text:a xlink:type="simple" xlink:href="#4.3.Cloning AIX nodes (using an AIX mksysb image)|outline">4.3 Cloning AIX nodes (using an AIX mksysb image)<text:tab/>13</text:a></text:p>
          <text:p text:style-name="P75"><text:a xlink:type="simple" xlink:href="#4.4.Using xCAT Service Nodes with AIX|outline">4.4 Using xCAT Service Nodes with AIX<text:tab/>13</text:a></text:p>
          <text:p text:style-name="P77"><text:a xlink:type="simple" xlink:href="#5.References|outline">5.0 References<text:tab/>13</text:a></text:p>
        </text:index-body>
      </text:table-of-content>
      <text:p text:style-name="P28"/>
      <text:h text:style-name="P50" text:outline-level="1">Release Description</text:h>
      <text:p text:style-name="P65">xCAT (Extreme Cluster Administration Tool) is a toolkit that provides support for the deployment and administration of large cluster environments.</text:p>
      <text:p text:style-name="P59">Earlier versions of xCAT have been used to deploy and manage many high end Linux clusters. <text:s/>The new xCAT version 2 is a complete rewrite of xCAT that includes many architectural changes and functional enhancements.<text:span text:style-name="T11"> <text:s/></text:span></text:p>
      <text:p text:style-name="P23">xCAT is a scalable distributed computing management and provisioning tool that provides a unified interface for hardware control, discovery, and OS diskful/diskless <text:soft-page-break/>deployment. Now xCAT 2 is open source on the <text:a xlink:type="simple" xlink:href="http://xcat.sourceforge.net/">Source Forge Website</text:a> , so you can use it with confidence and participate in making it even better. <text:s/></text:p>
      <text:p text:style-name="P22">This document provides an overview of the xCAT 2.1 support for AIX clusters and instructions on how to install xCAT on AIX systems.</text:p>
      <text:h text:style-name="Heading_20_2" text:outline-level="2">xCAT for AIX Support Summary</text:h>
      <text:p text:style-name="Standard"/>
      <text:p text:style-name="Standard">The support provided by xCAT for AIX clusters includes the following:</text:p>
      <text:list text:style-name="WW8Num10">
        <text:list-item>
          <text:p text:style-name="P82">Deploying AIX diskless and diskfull (standalone) nodes.</text:p>
        </text:list-item>
        <text:list-item>
          <text:p text:style-name="P82">Automation of AIX NIM setup.</text:p>
        </text:list-item>
        <text:list-item>
          <text:p text:style-name="P105">Support for AIX 5.3 and higher releases.</text:p>
        </text:list-item>
        <text:list-item>
          <text:p text:style-name="P105">Hierarchical support to allow large system to distribute the management of the cluster to service nodes. (xCAT 2.2 only)</text:p>
        </text:list-item>
        <text:list-item>
          <text:p text:style-name="P82">Operating system image management.</text:p>
        </text:list-item>
        <text:list-item>
          <text:p text:style-name="P82">Support for user-provided customization scripts.</text:p>
        </text:list-item>
        <text:list-item>
          <text:p text:style-name="P111">Hardware control commands for discovering hardware, gathering MAC addresses, VPD, and environmentals, power control, initiating a network boot, and LPAR creation/deletion. </text:p>
        </text:list-item>
        <text:list-item>
          <text:p text:style-name="P111">Support for POWER 5, POWER 6, and JS blade (xCAT 2.2 only) hardware. <text:s/></text:p>
        </text:list-item>
        <text:list-item>
          <text:p text:style-name="P82">Remote console support.</text:p>
        </text:list-item>
        <text:list-item>
          <text:p text:style-name="P105">Parallel remote shell and remote copy commands. </text:p>
        </text:list-item>
        <text:list-item>
          <text:p text:style-name="P82">Monitoring plug-in infrastructure</text:p>
        </text:list-item>
        <text:list-item>
          <text:p text:style-name="P82">RMC monitoring plug-in.</text:p>
        </text:list-item>
        <text:list-item>
          <text:p text:style-name="P105">Notification infrastructure which lets users monitor xCAT database table changes. </text:p>
        </text:list-item>
        <text:list-item>
          <text:p text:style-name="P82">Predefined conditions, responses and sensors.</text:p>
        </text:list-item>
        <text:list-item>
          <text:p text:style-name="P82">Software and firmware inventory.</text:p>
        </text:list-item>
        <text:list-item>
          <text:p text:style-name="P82">Allow continuous operation during cluster software updates <text:s/>using plug-in job scheduler ( LoadLeveler, Moab). </text:p>
        </text:list-item>
        <text:list-item>
          <text:p text:style-name="P82">Automatic setup for syslog, remote shell, DNS, and ntp for both the xCAT management node, service nodes and the cluster nodes.</text:p>
        </text:list-item>
        <text:list-item>
          <text:p text:style-name="P111">xCAT cluster data stored in a relational database. (SQLite, MySQL,Postgresl, TBD)</text:p>
        </text:list-item>
        <text:list-item>
          <text:p text:style-name="P111">Commands to manipulate the xCAT database tables directly.</text:p>
        </text:list-item>
        <text:list-item>
          <text:p text:style-name="P105">Commands to manage xCAT data object definitions.</text:p>
        </text:list-item>
        <text:list-item>
          <text:p text:style-name="P105">Documentation and “<text:span text:style-name="T6">man</text:span>” pages.</text:p>
        </text:list-item>
      </text:list>
      <text:h text:style-name="Heading_20_2" text:outline-level="2">Licensing</text:h>
      <text:p text:style-name="Text_20_body_20_indent">xCAT 2.0 <text:s/>is open source software with an EPL license. <text:s/>For license information visit:</text:p>
      <text:p text:style-name="P29"><text:s text:c="18"/><text:span text:style-name="T10">http://www.opensource.org/licenses/eclipse-1.0.php</text:span><text:span text:style-name="T12"> </text:span></text:p>
      <text:p text:style-name="P29"/>
      <text:h text:style-name="Heading_20_1" text:outline-level="1"><text:soft-page-break/><text:span text:style-name="T9"><text:s/></text:span><text:span text:style-name="T17">Overview of xCAT support for AIX </text:span><text:bookmark-start text:name="_Ref180900458"/></text:h>
      <text:h text:style-name="Heading_20_2" text:outline-level="2">xCAT <text:s/>Commands<text:bookmark-end text:name="_Ref180900458"/></text:h>
      <text:p text:style-name="P12"><text:span text:style-name="T11">See</text:span><text:span text:style-name="T8"> <text:s/></text:span><text:a xlink:type="simple" xlink:href="http://xcat.sf.net/man1/xcat.1.html">http://xcat.sf.net/man1/xcat.1.html</text:a><text:span text:style-name="T8"> </text:span><text:span text:style-name="T11">for a description of all the supported xCAT commands. (Summaries and links to </text:span><text:span text:style-name="T16">man</text:span><text:span text:style-name="T11"> pages.)</text:span></text:p>
      <text:p text:style-name="P13">Note that some of the commands listed above are applicable only to xCAT for Linux support.</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pan text:style-name="T19">See </text:span><text:a xlink:type="simple" xlink:href="http://xcat.sf.net/man5/xcatdb.5.html"><text:span text:style-name="T23">http://xcat.sf.net/man5/xcatdb.5.html</text:span></text:a><text:span text:style-name="T19"> </text:span><text:a xlink:type="simple" xlink:href="http://xcat.sf.net/man5/xcatdb.5.html"><text:span text:style-name="T20">for a description of the xCAT tables.</text:span></text:a></text:p>
      <text:p text:style-name="P33"/>
      <text:p text:style-name="Standard">To manage these tables directly, xCAT provides the <text:span text:style-name="T6">chtab, tabdump, tabrestore</text:span>, and <text:span text:style-name="T6">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0"/>
      <text:p text:style-name="P30">The following data object types are currently supported.</text:p>
      <text:list text:style-name="WW8Num17">
        <text:list-item>
          <text:p><text:span text:style-name="T7">site</text:span> - Cluster-wide information. All the data is stored in the <text:span text:style-name="T2">site</text:span> table. </text:p>
        </text:list-item>
        <text:list-item>
          <text:p><text:span text:style-name="T7">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text:span text:style-name="T7">network</text:span> - A description of a unique network. <text:s/>This data is stored in the <text:span text:style-name="T2">networks</text:span> table. </text:p>
        </text:list-item>
        <text:list-item>
          <text:p><text:span text:style-name="T7">monitoring</text:span> - A description of a monitoring plugin. <text:s/>This data is stored in the <text:span text:style-name="T2">monitoring </text:span>table.</text:p>
        </text:list-item>
        <text:list-item>
          <text:p text:style-name="P101"><text:soft-page-break/><text:span text:style-name="T6">notification</text:span> - <text:s/>Defines <text:span text:style-name="T13">the Perl modules and commands that will get called for changes in certain xCAT database tables. <text:s/></text:span>The data is stored in the <text:span text:style-name="T2">notification</text:span> table.<text:span text:style-name="T13"> </text:span></text:p>
        </text:list-item>
        <text:list-item>
          <text:p><text:span text:style-name="T7">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02"><text:span text:style-name="T7">osimage</text:span> – Defines a unique operating system image and related resources that are required for xCAT to deploy a cluster node.</text:p>
        </text:list-item>
        <text:list-item>
          <text:p text:style-name="P102"><text:span text:style-name="T7">policy</text:span> - Controls who has authority to run specific xCAT operations.</text:p>
        </text:list-item>
        <text:list-item>
          <text:p text:style-name="P102"><text:span text:style-name="T7">boottarget</text:span> - Target profiles with their accompanying kernel parameters.</text:p>
        </text:list-item>
        <text:list-item>
          <text:p text:style-name="P102"><text:span text:style-name="T7">eventlog</text:span> - Stores the events occurred.</text:p>
        </text:list-item>
      </text:list>
      <text:p text:style-name="P31"/>
      <text:p text:style-name="Standard">There are four basic xCAT commands that may be used to manage any of the data object definitions.</text:p>
      <text:list text:style-name="WW8Num15">
        <text:list-item>
          <text:p text:style-name="P113"><text:span text:style-name="T7">mkdef</text:span> – Make data object definitions.</text:p>
        </text:list-item>
        <text:list-item>
          <text:p text:style-name="P112"><text:span text:style-name="T7">chdef</text:span> - Change data object definitions.</text:p>
        </text:list-item>
        <text:list-item>
          <text:p text:style-name="P112"><text:span text:style-name="T7">lsdef</text:span> - List data object definitions.</text:p>
        </text:list-item>
        <text:list-item>
          <text:p text:style-name="P114"><text:span text:style-name="T7">rmdef</text:span> - Remove data object definitions.</text:p>
        </text:list-item>
      </text:list>
      <text:p text:style-name="Standard">In addition to the standard command line input and output the <text:span text:style-name="T6">mkdef</text:span>, <text:span text:style-name="T6">chdef</text:span>, and <text:span text:style-name="T6">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6"/>
        </text:list-header>
        <text:list-item>
          <text:p text:style-name="List_20_Number_20_2">To write all node definitions to a stanza file.</text:p>
          <text:p text:style-name="P7">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6">xcatstanzafile</text:span> <text:span text:style-name="T6">man</text:span> page.</text:p>
      <text:h text:style-name="Heading_20_2" text:outline-level="2">Syslog setup</text:h>
      <text:p text:style-name="P34">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P44">If you do not wish to have <text:span text:style-name="T7">syslog</text:span> set up on the nodes you must remove the “syslog” script from the “xcatdefaults” entry in the xCAT “postscripts” table. <text:s/><text:span text:style-name="_20_Char">You can change the “</text:span><text:span text:style-name="_20_Char"><text:span text:style-name="T3">xcatdefaults</text:span></text:span><text:span text:style-name="_20_Char">” setting by using the xCAT </text:span><text:span text:style-name="_20_Char"><text:span text:style-name="T7">chtab</text:span></text:span><text:span text:style-name="_20_Char"> or </text:span><text:span text:style-name="_20_Char"><text:span text:style-name="T7">tabedit</text:span></text:span><text:span text:style-name="_20_Char"> command.</text:span></text:p>
      <text:h text:style-name="Heading_20_2" text:outline-level="2"><text:soft-page-break/>DNS setup</text:h>
      <text:p text:style-name="Standard">To setup the management node as the DNS name server you must set the “nameservers” and “forwarders” attributes in the xCAT “site” table. <text:s/></text:p>
      <text:p text:style-name="Standard"/>
      <text:p text:style-name="Standard">For example, if the name of the management node is “mn20” and the site DNS servers are “9.14.8.1,9.14.8.2” then you would run the following command.</text:p>
      <text:p text:style-name="Standard"/>
      <text:p text:style-name="Text_20_body"><text:tab/><text:span text:style-name="T3">chdef -t site nameservers= mn20 <text:s/>forwarders= 9.14.8.1,9.14.8.2</text:span></text:p>
      <text:p text:style-name="P24">Add the cluster node IP addresses and hostnames to the “/etc/hosts” file.</text:p>
      <text:p text:style-name="P24"/>
      <text:p text:style-name="Text_20_body">Edit “/etc/resolv.conf” to contain the cluster domain and nameserver:</text:p>
      <text:p text:style-name="P73">search &lt;domain name&gt;</text:p>
      <text:p text:style-name="P73">nameserver mn20</text:p>
      <text:p text:style-name="P72"/>
      <text:p text:style-name="P24">Create xCAT networks definitions. Your network and mask value need to be defined, for <text:span text:style-name="T7">makedns</text:span> to use to setup the correct ip range for the management node to serve. </text:p>
      <text:p text:style-name="P72"/>
      <text:p text:style-name="P24">Run <text:span text:style-name="T7">makedns</text:span> to create the /etc/named.conf file and populate the /var/named directory with resolution files. </text:p>
      <text:p text:style-name="P24"/>
      <text:p text:style-name="P19">Start DNS:</text:p>
      <text:p text:style-name="P19"/>
      <text:p text:style-name="P74"><text:span text:style-name="T3">startsrc -s named</text:span> </text:p>
      <text:p text:style-name="P46"/>
      <text:h text:style-name="Heading_20_2" text:outline-level="2">Remote shell setup</text:h>
      <text:p text:style-name="Standard"/>
      <text:p text:style-name="Text_20_body">The <text:span text:style-name="T6">xdsh, xdcp, </text:span>or<text:span text:style-name="T6"> xdshbak</text:span><text:span text:style-name="T8"> </text:span>commands require that you have either <text:span text:style-name="T6">ssh</text:span> or <text:span text:style-name="T6">rsh </text:span><text:span text:style-name="T25">configured.</text:span> <text:s text:c="2"/>The <text:span text:style-name="T7">psh</text:span> command requires <text:span text:style-name="T7">ssh</text:span>. The xCAT on AIX support will automatically configure <text:span text:style-name="T7">rsh</text:span> by default. <text:s/>If you wish to have <text:span text:style-name="T7">ssh</text:span> configured, follow the instructions below. </text:p>
      <text:h text:style-name="P70" text:outline-level="3">Setting up OpenSSH </text:h>
      <text:p text:style-name="Text_20_body">To setup the remote shell during the node installation:</text:p>
      <text:list text:style-name="WW8Num19">
        <text:list-item>
          <text:p text:style-name="P116">Update the site table. <text:s/></text:p>
          <text:p text:style-name="P118"><text:span text:style-name="T7">rsh</text:span> is setup by default. To request the setup of <text:span text:style-name="T7">ssh</text:span> instead of <text:span text:style-name="T7">rsh</text:span>, set the <text:span text:style-name="T3">useSSHonAIX</text:span> attribute in the site table to “yes” or “1”.</text:p>
        </text:list-item>
        <text:list-item>
          <text:p text:style-name="P116">Update the poscripts table</text:p>
          <text:p text:style-name="P118">Add <text:span text:style-name="T3">aixremoteshell</text:span> to the list of <text:span text:style-name="T3">xcatdefaults</text:span> postscripts to be run in the postscripts table. It should be added after the <text:span text:style-name="T3">syslog</text:span> postscript. <text:s/><text:span text:style-name="T3">aixremoteshell</text:span> will setup either <text:span text:style-name="T7">rsh</text:span> or <text:span text:style-name="T7">ssh</text:span> depending on the setting of the <text:span text:style-name="T3">useSSHonAIX</text:span> attribute in the site table. </text:p>
        </text:list-item>
      </text:list>
      <text:p text:style-name="Text_20_body"><text:soft-page-break/>The <text:span text:style-name="T3">aixremoteshell</text:span> script will setup the capability to <text:span text:style-name="T7">ssh</text:span> from the Management Node to the nodes as root without being prompted for a password. <text:s text:c="2"/>This is required for using <text:span text:style-name="T7">xdsh</text:span> and <text:span text:style-name="T7">xdcp</text:span> with <text:span text:style-name="T7">ssh</text:span>. <text:s text:c="2"/></text:p>
      <text:p text:style-name="Text_20_body">If you also require root to be able to ssh from the nodes to the Management node and between nodes, <text:s/>then after the install and ssh is setup by <text:span text:style-name="T3">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69">xdcp &lt;nodegroup&gt; <text:s/>/.ssh/id_rsa /.ssh/id_rsa</text:p>
      <text:list text:style-name="WW8Num19">
        <text:list-item text:start-value="1">
          <text:p text:style-name="P116">Install OpenSSH &amp; OpenSSL software.</text:p>
        </text:list-item>
      </text:list>
      <text:p text:style-name="P1"><text:span text:style-name="T11">Because </text:span><text:span text:style-name="Strong_20_Emphasis"><text:span text:style-name="T11">OpenSSH</text:span></text:span><text:span text:style-name="T11"> and its prerequisite </text:span><text:span text:style-name="Strong_20_Emphasis"><text:span text:style-name="T11">OpenSSL</text:span></text:span><text:span text:style-name="T11">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5">OpenSSL</text:p>
      <text:p text:style-name="P45"><text:s text:c="9"/>https://www14.software.ibm.com/webapp/iwm/web/preLogin.do?source=aixbp</text:p>
      <text:p text:style-name="P35"><text:tab/>OpenSSH</text:p>
      <text:p text:style-name="P35"><text:tab/>http://sourceforge.net/projects/openssh-aix</text:p>
      <text:p text:style-name="P5"/>
      <text:p text:style-name="P4"><text:span text:style-name="T24">This software could be installed on the nodes during the initial node installation using NIM or you could just copy the packages to the node and use the standard </text:span>installp<text:span text:style-name="T24"> command. <text:s/>See the AIX NIM documentation for details.</text:span></text:p>
      <text:h text:style-name="Heading_20_2" text:outline-level="2"><text:s/><text:span text:style-name="T11">NTP setup</text:span></text:h>
      <text:p text:style-name="P34"/>
      <text:p text:style-name="P59">To enable the NTP services on the cluster, <text:s/>first configure NTP on the management node and start <text:span text:style-name="T7">ntpd</text:span>.</text:p>
      <text:p text:style-name="P64">Next set the “<text:span text:style-name="T5">ntpservers”</text:span> attribute in the site table. <text:s/>Whatever time servers are listed in this attribute will be used by all the nodes that boot directly from the management node. </text:p>
      <text:p text:style-name="P64">If <text:s/>your nodes have access to the internet you can use the global servers:</text:p>
      <text:p text:style-name="P67">chdef -t site ntpservers= 0.north-america.pool.ntp.org, 1.northamerica.pool.ntp.org,2.north-america.pool.ntp.org,3.northamerica.pool.ntp.org</text:p>
      <text:p text:style-name="P64">If the nodes do not have a connection to the internet (or you just want them to get their time from the management node for another reason), <text:s/>you can use your management node as the NTP server.</text:p>
      <text:p text:style-name="P67"><text:soft-page-break/>chdef -t site <text:s/>ntpservers= mn20</text:p>
      <text:p text:style-name="P60">To have xCAT automatically set up ntp on the cluster nodes you can add “<text:span text:style-name="T3">setupntp</text:span>” <text:s/>to the “ <text:span text:style-name="T3">xcatdefaults</text:span>” entry in the <text:span text:style-name="T3">postcripts</text:span> table. The “ <text:span text:style-name="T3">xcatdefaults</text:span>” entry is a list of xCAT customization scripts that are automatically run during node deployment. Add “ <text:span text:style-name="T3">setupntp</text:span>” after the “<text:span text:style-name="T3">syslog” </text:span><text:span text:style-name="T27">entry. <text:s/>You can use the </text:span><text:span text:style-name="T28">chtab</text:span><text:span text:style-name="T27"> or </text:span><text:span text:style-name="T28">tabedit</text:span><text:span text:style-name="T27"> command to modify the </text:span><text:span text:style-name="T3">postscripts</text:span><text:span text:style-name="T27"> table.</text:span></text:p>
      <text:p text:style-name="P61">For example.</text:p>
      <text:p text:style-name="P60"><text:span text:style-name="T8"><text:tab/></text:span><text:span text:style-name="T3">chtab node=xcatdefaults postscripts.postscripts=syslog,aixremoteshell,setupntp</text:span></text:p>
      <text:p text:style-name="P63"/>
      <text:h text:style-name="P68" text:outline-level="2">Inventory</text:h>
      <text:p text:style-name="P66">The <text:span text:style-name="T7">sinv</text:span> command is designed to check the software and firmware configuration of nodes in a cluster or the diskless image. <text:s/>The command takes as input command line flags and one or more templates which will be compared against the output of a <text:span text:style-name="T7">xdsh</text:span> command run on the nodes. The nodes will then be grouped according to the template they matched and a report returned to the administrator. Whether root is required, depends on the required permission on the command to run.</text:p>
      <text:p text:style-name="P66">See the <text:span text:style-name="T7">sinv</text:span> man page for parameters and examples. </text:p>
      <text:p text:style-name="P71"/>
      <text:h text:style-name="P68" text:outline-level="2">Parallel Commands</text:h>
      <text:p text:style-name="P62">The <text:span text:style-name="T7">xdsh</text:span> and <text:span text:style-name="T7">xdcp</text:span> command are provided to support parallel remote command execution and copy in the xCAT cluster. <text:s/>These commands are integrated with the xCAT database and daemon.</text:p>
      <text:p text:style-name="P62">See the man pages for <text:span text:style-name="T7">xdsh</text:span> and <text:span text:style-name="T7">xdcp</text:span> for parameters and examples. </text:p>
      <text:h text:style-name="P51" text:outline-level="2"><text:s/>Customization script support</text:h>
      <text:p text:style-name="Standard"><text:span text:style-name="_20_Char"><text:span text:style-name="T11">xCAT supports the automatic running of user-provided customization scripts on the nodes when they are deployed (installed or booted).</text:span></text:span></text:p>
      <text:p text:style-name="Standard"><text:span text:style-name="_20_Char"><text:span text:style-name="T11"/></text:span></text:p>
      <text:p text:style-name="Standard"><text:span text:style-name="_20_Char"><text:span text:style-name="T11">To have your script run on the nodes:</text:span></text:span></text:p>
      <text:list text:style-name="L1">
        <text:list-item>
          <text:p text:style-name="P104"><text:span text:style-name="_20_Char"><text:span text:style-name="T11">Put a copy of your script in /install/postscripts on the xCAT management node. <text:s/>(Make sure it is executable.)</text:span></text:span></text:p>
        </text:list-item>
        <text:list-item>
          <text:p text:style-name="P104"><text:span text:style-name="_20_Char"><text:span text:style-name="T11">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4">node01</text:span></text:span><text:span text:style-name="_20_Char"><text:span text:style-name="T11">” you could use the </text:span></text:span><text:span text:style-name="_20_Char"><text:span text:style-name="T16">chdef</text:span></text:span><text:span text:style-name="_20_Char"><text:span text:style-name="T11"> command as follows.</text:span></text:span></text:p>
        </text:list-item>
      </text:list>
      <text:p text:style-name="Standard"><text:span text:style-name="_20_Char"><text:span text:style-name="T11"/></text:span></text:p>
      <text:p text:style-name="Standard"><text:span text:style-name="_20_Char"><text:span text:style-name="T11"><text:tab/><text:tab/></text:span></text:span><text:span text:style-name="_20_Char"><text:span text:style-name="T14">chdef -t node -o node01 postscripts=foo,bar</text:span></text:span></text:p>
      <text:p text:style-name="Standard"><text:span text:style-name="_20_Char"><text:span text:style-name="T14"/></text:span></text:p>
      <text:p text:style-name="P1"><text:span text:style-name="_20_Char"><text:span text:style-name="T18">The order of the scripts in the list determines the order in which they will be run.</text:span></text:span></text:p>
      <text:p text:style-name="Standard"><text:soft-page-break/><text:span text:style-name="_20_Char"><text:span text:style-name="T11"/></text:span></text:p>
      <text:p text:style-name="Standard"><text:span text:style-name="_20_Char"><text:span text:style-name="T11">xCAT also runs some basic scripts to do default node configuration. <text:s/>You can see what default scripts xCAT will run by looking at the “</text:span></text:span><text:span text:style-name="_20_Char"><text:span text:style-name="T14">xcatdefaults</text:span></text:span><text:span text:style-name="_20_Char"><text:span text:style-name="T11">” entry in the xCAT “postscripts” database table. ( I.e. Run “</text:span></text:span><text:span text:style-name="_20_Char"><text:span text:style-name="T14">tabdump postscripts</text:span></text:span><text:span text:style-name="_20_Char"><text:span text:style-name="T11">”.). <text:s/>You can change the “</text:span></text:span><text:span text:style-name="_20_Char"><text:span text:style-name="T14">xcatdefaults</text:span></text:span><text:span text:style-name="_20_Char"><text:span text:style-name="T11">” setting by using the xCAT </text:span></text:span><text:span text:style-name="_20_Char"><text:span text:style-name="T16">chtab</text:span></text:span><text:span text:style-name="_20_Char"><text:span text:style-name="T11"> or </text:span></text:span><text:span text:style-name="_20_Char"><text:span text:style-name="T16">tabedit</text:span></text:span><text:span text:style-name="_20_Char"><text:span text:style-name="T11"> command.</text:span></text:span></text:p>
      <text:h text:style-name="P51" text:outline-level="2">Operating system image management</text:h>
      <text:p text:style-name="P34"/>
      <text:p text:style-name="P34">xCAT for AIX includes support for managing different “flavors” of operating system images that may be used to deploy the cluster nodes. <text:s text:c="2"/>Each unique “flavor” is described in an xCAT “<text:span text:style-name="T3">osimage</text:span>” object definition. <text:s text:c="2"/>An <text:span text:style-name="T3">osimage</text:span> definition includes the information that xCAT needs to deploy a node. <text:s text:c="2"/></text:p>
      <text:p text:style-name="P34"/>
      <text:p text:style-name="P34">The specific contents of an <text:span text:style-name="T3">osimage</text:span> definition will vary depending on the type of OS image and how it will be deployed.</text:p>
      <text:p text:style-name="P34"/>
      <text:p text:style-name="P34">When dealing with AIX systems the xCAT <text:span text:style-name="T3">osimage</text:span> definition is typically created automatically when using xCAT commands (<text:span text:style-name="T7">mknimimage</text:span>) to create the AIX/NIM resources that are needed to deploy the nodes. <text:s text:c="2"/>The definition may be modified, listed, and removed as needed using the xCAT <text:span text:style-name="T7">mkdef</text:span>. <text:span text:style-name="T7">chdef</text:span>, <text:span text:style-name="T7">lsdef</text:span>, and <text:span text:style-name="T7">rmdef</text:span> commands.</text:p>
      <text:p text:style-name="P34"/>
      <text:p text:style-name="P34">An <text:span text:style-name="T3">osimage</text:span> may be associated with multiple nodes. <text:s text:c="2"/>The “<text:span text:style-name="T3">profile</text:span>” attribute value for a node definition is set to the name of the <text:span text:style-name="T3">osimage</text:span> that will be used to deploy the node.</text:p>
      <text:p text:style-name="P34"/>
      <text:p text:style-name="Standard"><text:span text:style-name="T11">The </text:span><text:span text:style-name="T14">osimage</text:span><text:span text:style-name="T11"> definition is used by the relevant xCAT commands (ex. </text:span><text:span text:style-name="T16">mkdsklsnode</text:span><text:span text:style-name="T11">, </text:span><text:span text:style-name="T16">nimnodeset</text:span><text:span text:style-name="T11">) to automatically determine what setup must be done to deploy a node with the specified OS image.</text:span></text:p>
      <text:h text:style-name="P53" text:outline-level="2">Hardware discovery</text:h>
      <text:p text:style-name="P20">There are several xCAT commands that can be used to gather information about cluster hardware. </text:p>
      <text:p text:style-name="P58"/>
      <text:list text:style-name="L2">
        <text:list-item>
          <text:p text:style-name="P106"><text:span text:style-name="T6">rinv</text:span> <text:s/>- Retrieves hardware configuration information for a single or range of nodes and groups. </text:p>
        </text:list-item>
      </text:list>
      <text:p text:style-name="P10"/>
      <text:list text:style-name="L3">
        <text:list-item>
          <text:p text:style-name="P107"><text:span text:style-name="T6">rvitals</text:span> - Retrieves hardware vital information for a single or range of nodes and groups. </text:p>
        </text:list-item>
      </text:list>
      <text:p text:style-name="P18"/>
      <text:list text:style-name="L4">
        <text:list-item>
          <text:p text:style-name="P108"><text:span text:style-name="T6">lsslp</text:span> - Queries selected networked services information within the same subnet. If the HMC/IVM that you are interested in discovering is on the same subnet as your Management Node, you can run the <text:span text:style-name="T7">lsslp </text:span>to discover and add this hardware to the xCAT database. </text:p>
        </text:list-item>
      </text:list>
      <text:p text:style-name="P20"/>
      <text:p text:style-name="P1"><text:soft-page-break/>Note that the dependent programs <text:span text:style-name="T7">slp_query</text:span> and <text:span text:style-name="T7">libslp_client.so </text:span>are compiled modules required to perform SLP broadcasts. These modules can be obtained by posting a request to the xCAT mailing list (please specify the target O/S in the request). </text:p>
      <text:p text:style-name="P10"/>
      <text:list text:style-name="L5">
        <text:list-item>
          <text:p text:style-name="P109"><text:span text:style-name="T6">rscan</text:span> - Collects node information from one or more hardware control points.</text:p>
        </text:list-item>
      </text:list>
      <text:p text:style-name="P10"/>
      <text:list text:style-name="L6">
        <text:list-item>
          <text:p text:style-name="P110"><text:span text:style-name="T6">getmacs</text:span> – Gathers adapter MAC information from cluster nodes.</text:p>
        </text:list-item>
      </text:list>
      <text:p text:style-name="P1"/>
      <text:h text:style-name="P51" text:outline-level="2">LPAR management</text:h>
      <text:p text:style-name="P34">xCAT commands can be used to help manage the configuration of POWER 5 and POWER 6 logical partitions.</text:p>
      <text:p text:style-name="P34"/>
      <text:p text:style-name="P34">You can:</text:p>
      <text:list text:style-name="L7">
        <text:list-item>
          <text:p text:style-name="P103">Create new diskless partition(s) with the same profile/resources as an existing partition. (See the <text:span text:style-name="T7">mkvm</text:span> command.)</text:p>
        </text:list-item>
        <text:list-item>
          <text:p text:style-name="P103">Duplicate all the partitions associated with one CEC in another CEC (with the same HMC). (See the <text:span text:style-name="T7">mkvm</text:span> command.)</text:p>
        </text:list-item>
        <text:list-item>
          <text:p text:style-name="P103">List partition profiles. (See the <text:span text:style-name="T7">lsvm</text:span> command.)</text:p>
        </text:list-item>
        <text:list-item>
          <text:p text:style-name="P103">Modify partition profiles. (See the <text:span text:style-name="T7">chvm</text:span> command.)</text:p>
        </text:list-item>
        <text:list-item>
          <text:p text:style-name="P103">Remove partitions. (See the <text:span text:style-name="T7">rmvm</text:span> command.) </text:p>
        </text:list-item>
      </text:list>
      <text:p text:style-name="P34"/>
      <text:h text:style-name="P51" text:outline-level="2">Hardware control </text:h>
      <text:list text:style-name="L8">
        <text:list-header>
          <text:p text:style-name="P115">The following xCAT commands can be used to control cluster hardware. </text:p>
        </text:list-header>
      </text:list>
      <text:p text:style-name="P58"/>
      <text:list text:style-name="L9">
        <text:list-item>
          <text:p text:style-name="P99"><text:span text:style-name="List_20_Number_20_Char"><text:span text:style-name="T6">rnetboot</text:span></text:span><text:span text:style-name="List_20_Number_20_Char"> </text:span>– Initiate a network boot request on one or more cluster nodes.</text:p>
        </text:list-item>
      </text:list>
      <text:p text:style-name="P9"/>
      <text:list text:style-name="L10">
        <text:list-item>
          <text:p text:style-name="P100"><text:span text:style-name="T6">rpower</text:span> – Boots, resets, powers on and off, and queries node hardware, and devices.</text:p>
        </text:list-item>
      </text:list>
      <text:h text:style-name="P51" text:outline-level="2">Remote console support</text:h>
      <text:p text:style-name="Text_20_body">You can open a remote console using the xCAT <text:span text:style-name="T6">rcons</text:span> command. <text:s/>This command requires that you have <text:span text:style-name="T7">conserver</text:span> installed and configured. <text:s/></text:p>
      <text:p text:style-name="Standard">To configure conserver: </text:p>
      <text:p text:style-name="P14">Set the “cons” attribute of the node definitions to “hmc”.</text:p>
      <text:list text:style-name="WW8Num33">
        <text:list-header>
          <text:p text:style-name="P119"><text:tab/><text:tab/><text:span text:style-name="T3">chdef -t node -o aixnodes cons=hmc</text:span></text:p>
          <text:p text:style-name="P120">Run the xCAT command. </text:p>
        </text:list-header>
      </text:list>
      <text:p text:style-name="P17"><text:tab/>makeconservercf</text:p>
      <text:p text:style-name="P14">For example, to start a console for <text:span text:style-name="T3">node01</text:span>.</text:p>
      <text:p text:style-name="P15"><text:span text:style-name="T3"><text:tab/></text:span><text:span text:style-name="T14">rcons node01</text:span> <text:s/></text:p>
      <text:h text:style-name="Heading_20_2" text:outline-level="2"><text:soft-page-break/><text:s/>Using xCAT service nodes in AIX clusters </text:h>
      <text:p text:style-name="P40">In an xCAT cluster the single point of control is the xCAT <text:span text:style-name="T3">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3">service nodes</text:span>.</text:p>
      <text:p text:style-name="P40"/>
      <text:p text:style-name="P40">This xCAT support requires xCAT version 2.2 or greater.</text:p>
      <text:p text:style-name="P40"/>
      <text:p text:style-name="P40">See the link below (in Section 4.4) for details on using service nodes in an AIX cluster.</text:p>
      <text:h text:style-name="Heading_20_2" text:outline-level="2">xCAT Notification and <text:bookmark-start text:name="_Ref180983260"/>Monitoring Plug-in Infrastructure</text:h>
      <text:p text:style-name="P32"/>
      <text:p text:style-name="P34">There are two monitoring infrastructures introduced in xCAT 2. The <text:span text:style-name="T4">xCAT Monitoring Plug-in Infrastructure</text:span> allows you to plug-in one or more third party monitoring software such as Ganglia, RMC, SNMP etc. to monitor the xCAT cluster. The <text:span text:style-name="T4">xCAT Notification Infrastructure</text:span> <text:s/>allows you to watch for the changes in xCAT database tables. <text:s/></text:p>
      <text:p text:style-name="P34"/>
      <text:p text:style-name="P38"><text:span text:style-name="T11">See “</text:span><text:span text:style-name="T21">xCAT 2 Monitoring Howto” for details. (</text:span><text:span text:style-name="T26"> </text:span><text:a xlink:type="simple" xlink:href="http://xcat.svn.sourceforge.net/svnroot/xcat/xcat-core/trunk/xCAT-client/share/doc/xCAT2-Monitoring.pdf"><text:span text:style-name="T26">http://xcat.svn.sourceforge.net/svnroot/xcat/xcat-core/trunk/xCAT-client/share/doc/xCAT2-Monitoring.pdf)</text:span></text:a></text:p>
      <text:p text:style-name="Text_20_body"><text:s text:c="4"/></text:p>
      <text:h text:style-name="Heading_20_1" text:outline-level="1"><text:s/>Installing xCAT and prerequisite Software</text:h>
      <text:p text:style-name="Text_20_body"/>
      <text:list text:style-name="WW8Num8">
        <text:list-item text:start-value="1">
          <text:p text:style-name="P57">Set up an AIX system to use as an xCAT Management Node</text:p>
          <text:p text:style-name="P11"/>
        </text:list-item>
      </text:list>
      <text:list text:style-name="WW8Num27">
        <text:list-item>
          <text:p text:style-name="P85">Follow AIX documentation and procedures to install and configure the base AIX operating system. (Typically by using the product media.)</text:p>
        </text:list-item>
        <text:list-item>
          <text:p text:style-name="P86">Apply the latest software updates and fixes if needed.</text:p>
        </text:list-item>
        <text:list-item>
          <text:p text:style-name="P86">Install the latest versions of OpenSSL &amp; OpenSSH from the AIX Expansion Pack. <text:s text:c="2"/>This software can also be downloaded from the following sites.</text:p>
        </text:list-item>
      </text:list>
      <text:list text:style-name="WW8Num8" text:continue-numbering="true">
        <text:list-header>
          <text:p text:style-name="P54">OpenSSH: </text:p>
          <text:p text:style-name="P42"><text:a xlink:type="simple" xlink:href="http://sourceforge.net/projects/openssh-aix">http://sourceforge.net/projects/openssh-aix</text:a></text:p>
          <text:p text:style-name="P42"/>
          <text:p text:style-name="P55">OpenSSL:</text:p>
        </text:list-header>
      </text:list>
      <text:p text:style-name="P87"><text:span text:style-name="T29"><text:tab/></text:span><text:a xlink:type="simple" xlink:href="https://www14.software.ibm.com/webapp/iwm/web/preLogin.do?source=aixbp"><text:span text:style-name="T29">https://www14.software.ibm.com/webapp/iwm/web/preLogin.do?source=aixbp</text:span></text:a></text:p>
      <text:p text:style-name="P88"/>
      <text:p text:style-name="P43"/>
      <text:p text:style-name="P87"><text:span text:style-name="T7">NOTE</text:span>: <text:s/>For easier downloading without a web browser, you may want to download and install the <text:span text:style-name="T7">wget</text:span> tool from the AIX Toolkit for Linux. <text:s/></text:p>
      <text:p text:style-name="P92"><text:soft-page-break/></text:p>
      <text:list text:style-name="WW8Num8" text:continue-numbering="true">
        <text:list-item>
          <text:p text:style-name="P57">Update the RPM repository</text:p>
        </text:list-item>
      </text:list>
      <text:p text:style-name="P84"/>
      <text:p text:style-name="P16"><text:span text:style-name="T11">Since these are </text:span><text:span text:style-name="T7">installp</text:span><text:span text:style-name="T11"> file sets you should run </text:span><text:span text:style-name="T7">/usr/sbin/updtvpkg</text:span><text:span text:style-name="T11"> to make sure that the RPM reflection of what was installed by </text:span><text:span text:style-name="T7">installp</text:span><text:span text:style-name="T11"> is updated. This makes it possible for RPM packages with a dependency on OpenSSL to recognize that the dependency is satisfied.</text:span></text:p>
      <text:p text:style-name="P16"><text:span text:style-name="T11"><text:tab/></text:span><text:span text:style-name="T15">updtvpkg</text:span></text:p>
      <text:list text:style-name="WW8Num8" text:continue-numbering="true">
        <text:list-header>
          <text:p text:style-name="P57"/>
        </text:list-header>
        <text:list-item>
          <text:p text:style-name="P57">Download and install the prerequisite Open Source Software (OSS)</text:p>
          <text:p text:style-name="P11"/>
        </text:list-item>
      </text:list>
      <text:list text:style-name="WW8Num28">
        <text:list-item>
          <text:p text:style-name="P93">Download the latest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93">Unwrap the tar file. For example:</text:p>
        </text:list-item>
      </text:list>
      <text:list text:style-name="WW8Num8" text:continue-numbering="true">
        <text:list-header>
          <text:p text:style-name="P26">gunzip <text:s/>dep-aix-2.2.tar.gz</text:p>
          <text:p text:style-name="P26">tar –xvf <text:s/>dep-aix-2.2.tar</text:p>
          <text:p text:style-name="P25"/>
        </text:list-header>
      </text:list>
      <text:list text:style-name="WW8Num28">
        <text:list-item text:start-value="1">
          <text:p text:style-name="P93">Read the README file.</text:p>
        </text:list-item>
        <text:list-item>
          <text:p text:style-name="P93">Run the <text:span text:style-name="T6">instoss</text:span> script (contained in the tar file) to install the OSS packages.</text:p>
        </text:list-item>
      </text:list>
      <text:list text:style-name="WW8Num8" text:continue-numbering="true">
        <text:list-header>
          <text:p text:style-name="P41"/>
        </text:list-header>
        <text:list-item>
          <text:p text:style-name="List_20_Number"><text:span text:style-name="T7">Verify that the following basic AIX services are configured and running:</text:span><text:line-break/></text:p>
        </text:list-item>
      </text:list>
      <text:list text:style-name="WW8Num28">
        <text:list-item text:start-value="1">
          <text:p text:style-name="P94">inetd</text:p>
        </text:list-item>
      </text:list>
      <text:p text:style-name="P95">inetd includes services such as telnet, ftp, bootp, and others. <text:s/>Edit the /etc/inetd.conf file to turn on all services that are needed. <text:s/>Ftp and bootp are required for pSeries node installations. <text:s/>Stop and restart the inetd service after any changes:</text:p>
      <text:p text:style-name="P97">stopsrc -s inetd</text:p>
      <text:p text:style-name="P97">startsrc -s inetd</text:p>
      <text:list text:style-name="WW8Num28">
        <text:list-item text:start-value="1">
          <text:p text:style-name="P94">NFS</text:p>
        </text:list-item>
      </text:list>
      <text:p text:style-name="P95">NFS is required for all NIM installs. <text:s/>Ensure the NFS daemons are running:</text:p>
      <text:p text:style-name="P97">lssrc -g nfs</text:p>
      <text:p text:style-name="P96">If any NFS services are inoperative, you can stop and restart the entire group of services:</text:p>
      <text:p text:style-name="P97">stopsrc -g nfs</text:p>
      <text:p text:style-name="P97">startsrc -g nfs</text:p>
      <text:p text:style-name="P96">There are other system services that NFS depends on such as inetd, portmap, biod, and others. <text:s/>A handy trouble-shooting guide listing the required services can be found at:</text:p>
      <text:p text:style-name="P98"><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94">Name resolution</text:p>
        </text:list-item>
      </text:list>
      <text:p text:style-name="P95"><text:soft-page-break/>Name resolution is required by xCAT. <text:s/>You can use a simple /etc/hosts mechanism, but setting up DNS would also work. <text:s/>Make sure to verify and update the contents of both /etc/hosts (you may wish to use the xCAT <text:span text:style-name="T7">makehosts</text:span> command to do this after your nodes have been defined) and /etc/resolv.conf (for domain name and external name servers).</text:p>
      <text:p text:style-name="P95"/>
      <text:list text:style-name="WW8Num8" text:continue-numbering="true">
        <text:list-item>
          <text:p text:style-name="P57">Download and install the xCAT software.</text:p>
          <text:p text:style-name="P11"/>
        </text:list-item>
      </text:list>
      <text:list text:style-name="WW8Num14">
        <text:list-item>
          <text:p text:style-name="P90">Download the latest xCAT for AIX 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90">Unwrap the xCAT tar file. For example,</text:p>
        </text:list-item>
      </text:list>
      <text:list text:style-name="WW8Num8" text:continue-numbering="true">
        <text:list-header>
          <text:p text:style-name="P26">gunzip <text:s/>core-aix-2.2.tar.gz <text:s/></text:p>
          <text:p text:style-name="P26">tar –xvf <text:s/>core-aix-2.2.tar </text:p>
          <text:p text:style-name="P11"/>
        </text:list-header>
      </text:list>
      <text:list text:style-name="WW8Num14">
        <text:list-item text:start-value="1">
          <text:p text:style-name="P90">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89">Execute the system profile file to set the xCAT paths. This file was updated during the xCAT post install processing. (“<text:span text:style-name="T1">. <text:s/>/etc/profile”). </text:span><text:span text:style-name="T27">( </text:span><text:span text:style-name="T28">Note</text:span><text:span text:style-name="T27">: Make sure you don't have a .profile file that overwrites the “PATH” environment variables.)</text:span></text:p>
          <text:p text:style-name="P89"/>
        </text:list-item>
      </text:list>
      <text:list text:style-name="WW8Num8" text:continue-numbering="true">
        <text:list-header>
          <text:p text:style-name="P8"/>
        </text:list-header>
        <text:list-item>
          <text:p text:style-name="P57">Verify the xCAT configuration.</text:p>
        </text:list-item>
      </text:list>
      <text:list text:style-name="WW8Num29">
        <text:list-item>
          <text:p text:style-name="P91">Run the “<text:span text:style-name="T2">lsdef –h</text:span>” to check if the xCAT daemon is working. <text:s/>(If you get a correct response then you should be Ok. ) </text:p>
        </text:list-item>
      </text:list>
      <text:list text:style-name="WW8Num8" text:continue-numbering="true">
        <text:list-header>
          <text:p text:style-name="P8"/>
        </text:list-header>
      </text:list>
      <text:list text:style-name="WW8Num29">
        <text:list-item text:start-value="1">
          <text:p text:style-name="P91">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5">----------------------------------------------------------------</text:p>
          <text:p text:style-name="P26">Setting the name of the site definition to 'clustersite'.</text:p>
          <text:p text:style-name="P26"/>
          <text:p text:style-name="P26">Object name: clustersite</text:p>
          <text:p text:style-name="P26"><text:s text:c="4"/>domain=abc.foo.com</text:p>
          <text:p text:style-name="P26"><text:s text:c="4"/>installdir=/install</text:p>
          <text:p text:style-name="P26"><text:s text:c="4"/>tftpdir=/tftpboot</text:p>
          <text:p text:style-name="P26"><text:s text:c="4"/>master=7.104.46.27</text:p>
          <text:p text:style-name="P26"><text:s text:c="3"/><text:span text:style-name="T8"><text:s/></text:span><text:span text:style-name="T11">useSSHonAIX=no</text:span></text:p>
          <text:p text:style-name="P27"><text:s text:c="4"/>xcatdport=3001</text:p>
          <text:p text:style-name="P27"><text:s text:c="4"/>xcatiport=3002</text:p>
          <text:p text:style-name="P56"><text:tab/><text:tab/><text:tab/>----------------------------------------------------------------------</text:p>
        </text:list-header>
      </text:list>
      <text:h text:style-name="P49" text:outline-level="1"><text:soft-page-break/><text:s/>xCAT on AIX documentation</text:h>
      <text:h text:style-name="P52" text:outline-level="2">Installing AIX standalone nodes (using standard NIM rte method)</text:h>
      <text:p text:style-name="P36"><text:a xlink:type="simple" xlink:href="http://xcat.svn.sourceforge.net/svnroot/xcat/xcat-core/trunk/xCAT-client/share/doc/xCAT2onAIXinstall.pdf"><text:span text:style-name="T25">http://xcat.svn.sourceforge.net/svnroot/xcat/xcat-core/trunk/xCAT-client/share/doc/xCAT2onAIXinstall.pdf</text:span></text:a></text:p>
      <text:p text:style-name="P37"/>
      <text:h text:style-name="P52" text:outline-level="2">Booting AIX diskless nodes</text:h>
      <text:p text:style-name="P47"><text:a xlink:type="simple" xlink:href="http://xcat.svn.sourceforge.net/svnroot/xcat/xcat-core/trunk/xCAT-client/share/doc/xCAT2onAIXDiskless.pdf"><text:span text:style-name="T25">http://xcat.svn.sourceforge.net/svnroot/xcat/xcat-core/trunk/xCAT-client/share/doc/xCAT2onAIXDiskless.pdf</text:span></text:a></text:p>
      <text:h text:style-name="P52" text:outline-level="2">Cloning AIX nodes (using an AIX mksysb image)</text:h>
      <text:p text:style-name="P39"><text:a xlink:type="simple" xlink:href="http://xcat.svn.sourceforge.net/svnroot/xcat/xcat-core/trunk/xCAT-client/share/doc/xCAT2onAIXmksysb.pdf">http://xcat.svn.sourceforge.net/svnroot/xcat/xcat-core/trunk/xCAT-client/share/doc/xCAT2onAIXmksysb.pdf</text:a></text:p>
      <text:h text:style-name="P81" text:outline-level="2">Using xCAT Service Nodes with AIX</text:h>
      <text:p text:style-name="P78">(Requires xCAT version 2.2 or greater!)</text:p>
      <text:p text:style-name="P79"/>
      <text:p text:style-name="P80"><text:a xlink:type="simple" xlink:href="http://xcat.svn.sourceforge.net/svnroot/xcat/xcat-core/trunk/xCAT-client/share/doc/xCAT2onAIXServiceNodes.pdf"><text:span text:style-name="T30">http://xcat.svn.sourceforge.net/svnroot/xcat/xcat-core/trunk/xCAT-client/share/doc/xCAT2onAIXServiceNodes.pdf</text:span></text:a></text:p>
      <text:h text:style-name="Heading_20_2" text:outline-level="2">Updating AIX cluster nodes</text:h>
      <text:p text:style-name="Standard"/>
      <text:p text:style-name="P80"><text:a xlink:type="simple" xlink:href="http://xcat.svn.sourceforge.net/svnroot/xcat/xcat-core/trunk/xCAT-client/share/doc/xCAT2onAIXUpdates.pdf"><text:span text:style-name="T30">http://xcat.svn.sourceforge.net/svnroot/xcat/xcat-core/trunk/xCAT-client/share/doc/xCAT2onAIXUpdates.pdf</text:span></text:a></text:p>
      <text:h text:style-name="P49" text:outline-level="1">References</text:h>
      <text:list text:style-name="L11">
        <text:list-item>
          <text:p text:style-name="P117">xCAT man pages: <text:s/><text:a xlink:type="simple" xlink:href="http://xcat.sf.net/man1/xcat.1.html">http://xcat.sf.net/man1/xcat.1.html</text:a></text:p>
        </text:list-item>
        <text:list-item>
          <text:p text:style-name="P117">xCAT DB table descriptions: <text:a xlink:type="simple" xlink:href="http://xcat.sf.net/man5/xcatdb.5.html">http://xcat.sf.net/man5/xcatdb.5.html</text:a></text:p>
        </text:list-item>
        <text:list-item>
          <text:p text:style-name="P117">xCAT mailing list: <text:s/><text:a xlink:type="simple" xlink:href="http://xcat.org/mailman/listinfo/xcat-user">http://xcat.org/mailman/listinfo/xcat-user</text:a></text:p>
        </text:list-item>
        <text:list-item>
          <text:p text:style-name="P117">xCAT bugs: <text:s/><text:a xlink:type="simple" xlink:href="https://sourceforge.net/tracker/?group_id=208749&amp;atid=1006945">https://sourceforge.net/tracker/?group_id=208749&amp;atid=1006945</text:a></text:p>
        </text:list-item>
        <text:list-item>
          <text:p text:style-name="P117">xCAT feature requests: <text:s/><text:a xlink:type="simple" xlink:href="https://sourceforge.net/tracker/?group_id=208749&amp;atid=1006948">https://sourceforge.net/tracker/?group_id=208749&amp;atid=1006948</text:a></text:p>
        </text:list-item>
        <text:list-item>
          <text:p text:style-name="P117"><text:bookmark-end text:name="_Ref180983260"/>xCAT wiki: <text:s/><text:a xlink:type="simple" xlink:href="http://xcat.wiki.sourceforge.net/">http://xcat.wiki.sourceforge.net/</text:a> </text:p>
          <text:p text:style-name="P1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 on AIX</dc:title>
    <meta:initial-creator>IBM_USER</meta:initial-creator>
    <meta:creation-date>2008-02-27T15:09:00</meta:creation-date>
    <dc:creator>XiaoPeng Wang</dc:creator>
    <dc:date>2009-04-08T10:26:54</dc:date>
    <meta:print-date>2008-06-16T08:25:03</meta:print-date>
    <meta:editing-cycles>180</meta:editing-cycles>
    <meta:editing-duration>P2DT22H15M25S</meta:editing-duration>
    <meta:user-defined meta:name="Info 1"/>
    <meta:user-defined meta:name="Info 2"/>
    <meta:user-defined meta:name="Info 3"/>
    <meta:user-defined meta:name="Info 4"/>
    <meta:document-statistic meta:table-count="0" meta:image-count="0" meta:object-count="0" meta:page-count="13" meta:paragraph-count="274" meta:word-count="3741" meta:character-count="23445"/>
  </office:meta>
</office:document-meta>
</file>